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ext-properties style:text-underline-style="none"/>
    </style:style>
    <style:style style:name="ce5" style:family="table-cell" style:parent-style-name="Default">
      <style:text-properties style:text-underline-style="non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row table:style-name="ro2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2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03">
            <text:p>03/01/12</text:p>
          </table:table-cell>
          <table:table-cell table:style-name="ce5"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table:style-name="ce4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3-13">
            <text:p>13/03/12</text:p>
          </table:table-cell>
          <table:table-cell table:style-name="ce5"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9">
            <text:p>09/04/12</text:p>
          </table:table-cell>
          <table:table-cell table:style-name="ce5"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2">
          <table:table-cell/>
          <table:table-cell table:style-name="ce4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4">
            <text:p>04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07">
            <text:p>07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8">
            <text:p>0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9">
            <text:p>09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0">
            <text:p>1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13">
            <text:p>1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14">
            <text:p>14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5">
            <text:p>1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16">
            <text:p>16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17">
            <text:p>17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8">
            <text:p>1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20">
            <text:p>2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21">
            <text:p>21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22">
            <text:p>22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23">
            <text:p>23/05/1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date" office:date-value="2012-05-24">
            <text:p>24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25">
            <text:p>2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28">
            <text:p>28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29">
            <text:p>29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31">
            <text:p>31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6-02">
            <text:p>02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6-04">
            <text:p>04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6-05">
            <text:p>05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6-06">
            <text:p>06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 table:number-rows-repeated="2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style-name="Default"/>
          <table:table-cell table:style-name="ce5" table:formula="of:=SUM([.C2:.C68])" office:value-type="float" office:value="252">
            <text:p>252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Pruebas</text:p>
          </table:table-cell>
          <table:table-cell table:style-name="ce2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15">
            <text:p>15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16">
            <text:p>16/05/12</text:p>
          </table:table-cell>
          <table:table-cell table:style-name="ce1"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18">
            <text:p>18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1">
            <text:p>21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2">
            <text:p>22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4">
            <text:p>24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28">
            <text:p>28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9">
            <text:p>29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31">
            <text:p>31/05/12</text:p>
          </table:table-cell>
          <table:table-cell office:value-type="float" office:value="3">
            <text:p>3</text:p>
          </table:table-cell>
        </table:table-row>
        <table:table-row table:style-name="ro2" table:number-rows-repeated="27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25">
            <text:p>25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Memoria</text:p>
          </table:table-cell>
          <table:table-cell table:style-name="ce2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04">
            <text:p>04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6">
            <text:p>06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1">
            <text:p>21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22">
            <text:p>22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23">
            <text:p>23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31">
            <text:p>31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6-04">
            <text:p>04/06/12</text:p>
          </table:table-cell>
          <table:table-cell office:value-type="float" office:value="2">
            <text:p>2</text:p>
          </table:table-cell>
        </table:table-row>
        <table:table-row table:style-name="ro2" table:number-rows-repeated="25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27">
            <text:p>27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2">
          <table:table-cell table:formula="of:=[Desarrollo.A2]" office:value-type="string" office:string-value="Desarrollo">
            <text:p>Desarrollo</text:p>
          </table:table-cell>
          <table:table-cell table:formula="of:=[Desarrollo.C117]" office:value-type="float" office:value="252">
            <text:p>252</text:p>
          </table:table-cell>
        </table:table-row>
        <table:table-row table:style-name="ro2">
          <table:table-cell office:value-type="string">
            <text:p>Pruebas</text:p>
          </table:table-cell>
          <table:table-cell table:formula="of:=[Pruebas.C41]" office:value-type="float" office:value="25">
            <text:p>25</text:p>
          </table:table-cell>
        </table:table-row>
        <table:table-row table:style-name="ro2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27">
            <text:p>27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formula="of:= SUM([.B1:.B6])" office:value-type="float" office:value="452">
            <text:p>45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/06/2012</text:date>, <text:time>12:04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2-06-07T12:04:40</dc:date>
    <meta:editing-duration>PT1H29M44S</meta:editing-duration>
    <meta:editing-cycles>116</meta:editing-cycles>
    <meta:generator>LibreOffice/3.4$Unix LibreOffice_project/340m1$Build-602</meta:generator>
    <meta:document-statistic meta:table-count="5" meta:cell-count="341" meta:object-count="0"/>
  </office:meta>
</office:document-meta>
</file>